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bf3" officeooo:paragraph-rsid="00163bf3"/>
    </style:style>
    <style:style style:name="P2" style:family="paragraph" style:parent-style-name="Standard">
      <style:paragraph-properties fo:text-align="start" style:justify-single-word="false"/>
      <style:text-properties fo:font-size="16pt" officeooo:rsid="00163bf3" officeooo:paragraph-rsid="00163bf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63bf3" officeooo:paragraph-rsid="00163bf3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71fbf" officeooo:paragraph-rsid="00171fbf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63bf3" officeooo:paragraph-rsid="00163bf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71fbf" officeooo:paragraph-rsid="00171fb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171fbf" officeooo:paragraph-rsid="00171fb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officeooo:rsid="00171fbf" officeooo:paragraph-rsid="00171fbf" style:font-size-asian="20pt" style:font-size-complex="20pt"/>
    </style:style>
    <style:style style:name="P9" style:family="paragraph" style:parent-style-name="Standard">
      <style:text-properties officeooo:rsid="00163bf3" officeooo:paragraph-rsid="00163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duct Backlog</text:p>
      <text:p text:style-name="P2"/>
      <text:p text:style-name="P4">User Stories:</text:p>
      <text:p text:style-name="P2">1. Als Couchsurfer und Hobbygärtner möchte ich einfach und bequem immer die aktuelle Temperatur meines Gewächshauses abfragen können, um bei einem extremen Temperaturanstieg gut reagieren zu können.</text:p>
      <text:p text:style-name="P2"/>
      <text:p text:style-name="P2"/>
      <text:p text:style-name="P2">2. Als Familienvater möchte ich immer und überall die Zimmertemperatur der Kinderzimmer abfragen können, um meine Kinder nicht mit zu hohen Temperaturen zu belasten.</text:p>
      <text:p text:style-name="P1"/>
      <text:p text:style-name="P1"/>
      <text:p text:style-name="P5"/>
      <text:p text:style-name="P6">Funktionale Anforderungen:</text:p>
      <text:p text:style-name="P7">1. Sprachbefehl für Temperaturabfrage eines Temperaturensors über Google Assistant</text:p>
      <text:p text:style-name="P7"/>
      <text:p text:style-name="P7"/>
      <text:p text:style-name="P6">Bug fixes:</text:p>
      <text:p text:style-name="P7">1. Spracheinstellungen von Google Assistant nicht mit Spracheinstellungen des Google Action Projekts kompatibel</text:p>
      <text:p text:style-name="P7">→ Spracheinstellungen ändern</text:p>
      <text:p text:style-name="P7">2. Google Assistant einrichten nicht möglich</text:p>
      <text:p text:style-name="P7">→ muss im selben Netzwerk wie Controldevice se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03:06:42.947000000</meta:creation-date>
    <dc:date>2020-06-03T13:34:12.303000000</dc:date>
    <meta:editing-duration>PT14M55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1" meta:word-count="98" meta:character-count="740" meta:non-whitespace-character-count="653"/>
  </office:meta>
</office:document-meta>
</file>